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B70000018789B198E4399B79DA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19cm" svg:stroke-color="#6fb544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ad649a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color="#6fb544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color="#ad649a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8.71cm" svg:height="7.758cm" svg:x="6.33cm" svg:y="11.08cm">
            <draw:image xlink:href="Pictures/10000000000001B70000018789B198E4399B79DA.png" xlink:type="simple" xlink:show="embed" xlink:actuate="onLoad">
              <text:p/>
            </draw:image>
          </draw:frame>
          <draw:ellipse draw:style-name="gr2" draw:text-style-name="P2" draw:layer="layout" svg:width="4.569cm" svg:height="1.68cm" draw:transform="skewX (-0.12618730491919) rotate (0.574562389756533) translate (7.621cm 18.834cm)">
            <text:p/>
          </draw:ellipse>
          <draw:ellipse draw:style-name="gr3" draw:text-style-name="P3" draw:layer="layout" svg:width="3.243cm" svg:height="1.383cm" draw:transform="skewX (0.0699877030049726) rotate (1.27705741368425) translate (13.337cm 15.543cm)">
            <text:p/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ffffff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1:16:01.505784312</meta:creation-date>
    <dc:date>2018-03-22T11:20:25.753846136</dc:date>
    <meta:editing-duration>PT4M24S</meta:editing-duration>
    <meta:editing-cycles>1</meta:editing-cycles>
    <meta:document-statistic meta:object-count="4"/>
    <meta:generator>LibreOffice/6.0.0.3$MacOSX_X86_64 LibreOffice_project/64a0f66915f38c6217de274f0aa8e15618924765</meta:generator>
  </office:meta>
</office:document-meta>
</file>